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3554132" text:style-name="L1">
        <text:list-item>
          <text:p text:style-name="P1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meta:document-statistic meta:table-count="0" meta:image-count="0" meta:object-count="0" meta:page-count="1" meta:paragraph-count="2" meta:word-count="21" meta:character-count="154"/>
    <dc:date>2009-08-05T11:46:47</dc:date>
    <meta:editing-duration>PT00H10M44S</meta:editing-duration>
    <meta:editing-cycles>1</meta:editing-cycles>
    <meta:generator>OpenOffice.org/3.0$Linux OpenOffice.org_project/300m15$Build-9379</meta:generator>
  </office:meta>
</office:document-meta>
</file>